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28275A04C794612F963.png" manifest:media-type="image/png"/>
  <manifest:file-entry manifest:full-path="Pictures/100000000000032B000002A820115CD632CC3BA3.png" manifest:media-type="image/png"/>
  <manifest:file-entry manifest:full-path="Pictures/100000000000002000000020B2FF2A327EABC87D.png" manifest:media-type="image/png"/>
  <manifest:file-entry manifest:full-path="Pictures/1000000000000318000001C1A2217EB4AD8FC3EF.png" manifest:media-type="image/png"/>
  <manifest:file-entry manifest:full-path="Pictures/100000000000022C0000009B72D1DD9530112671.png" manifest:media-type="image/png"/>
  <manifest:file-entry manifest:full-path="Pictures/100000000000037C000001B8A6CA082BCC2BE5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stroke="solid" svg:stroke-color="#ff3333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solid" draw:stroke-dash="Ultrafine_20_Dashed" svg:stroke-color="#ff3333" draw:fill="none" draw:fill-color="#ffffff" draw:auto-grow-height="true" draw:auto-grow-width="false" fo:max-height="0cm" fo:min-height="0.258cm"/>
    </style:style>
    <style:style style:name="gr7" style:family="graphic" style:parent-style-name="standard">
      <style:graphic-properties draw:stroke="solid" svg:stroke-color="#ff3333" draw:fill="none" draw:fill-color="#ffffff" draw:auto-grow-height="true" draw:auto-grow-width="false" fo:max-height="0cm" fo:min-height="0.941cm"/>
    </style:style>
    <style:style style:name="gr8" style:family="graphic" style:parent-style-name="standard">
      <style:graphic-properties svg:stroke-color="#ff420e" draw:marker-start="Arrow" draw:marker-start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vice Tree</text:p>
          </draw:text-box>
        </draw:frame>
        <draw:frame draw:style-name="gr1" draw:text-style-name="P1" draw:layer="layout" svg:width="20.954cm" svg:height="11.879cm" svg:x="2.414cm" svg:y="5.08cm">
          <draw:image xlink:href="Pictures/1000000000000318000001C1A2217EB4AD8F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23.6cm" svg:height="11.641cm" svg:x="0.508cm" svg:y="9.144cm">
          <draw:image xlink:href="Pictures/100000000000037C000001B8A6CA082BCC2BE57C.png" xlink:type="simple" xlink:show="embed" xlink:actuate="onLoad">
            <text:p/>
          </draw:image>
        </draw:frame>
        <draw:line draw:style-name="gr3" draw:text-style-name="P3" draw:layer="layout" svg:x1="4.064cm" svg:y1="7.112cm" svg:x2="4.064cm" svg:y2="10.668cm">
          <text:p/>
        </draw:line>
        <draw:line draw:style-name="gr4" draw:text-style-name="P3" draw:layer="layout" svg:x1="4.064cm" svg:y1="7.112cm" svg:x2="4.572cm" svg:y2="7.112cm">
          <text:p/>
        </draw:line>
        <draw:frame draw:style-name="gr5" draw:text-style-name="P4" draw:layer="layout" svg:width="4.064cm" svg:height="1.016cm" svg:x="4.572cm" svg:y="6.604cm">
          <draw:text-box>
            <text:p>Node Name</text:p>
          </draw:text-box>
        </draw:frame>
        <draw:frame draw:style-name="gr6" draw:text-style-name="P4" draw:layer="layout" svg:width="4.318cm" svg:height="0.802cm" svg:x="5.08cm" svg:y="8.436cm">
          <draw:text-box>
            <text:p>Unit Address</text:p>
          </draw:text-box>
        </draw:frame>
        <draw:frame draw:style-name="gr5" draw:text-style-name="P4" draw:layer="layout" svg:width="1.778cm" svg:height="1.016cm" svg:x="3.302cm" svg:y="5.08cm">
          <draw:text-box>
            <text:p>Label</text:p>
          </draw:text-box>
        </draw:frame>
        <draw:frame draw:style-name="gr7" draw:text-style-name="P4" draw:layer="layout" svg:width="3.048cm" svg:height="1.191cm" svg:x="9.652cm" svg:y="8.89cm">
          <draw:text-box>
            <text:p>속성 이름</text:p>
          </draw:text-box>
        </draw:frame>
        <draw:frame draw:style-name="gr7" draw:text-style-name="P4" draw:layer="layout" svg:width="2.286cm" svg:height="1.191cm" svg:x="11.938cm" svg:y="11.43cm">
          <draw:text-box>
            <text:p>속성값</text:p>
          </draw:text-box>
        </draw:frame>
        <draw:line draw:style-name="gr3" draw:text-style-name="P3" draw:layer="layout" svg:x1="4.826cm" svg:y1="8.89cm" svg:x2="4.826cm" svg:y2="10.922cm">
          <text:p/>
        </draw:line>
        <draw:line draw:style-name="gr4" draw:text-style-name="P3" draw:layer="layout" svg:x1="4.826cm" svg:y1="8.89cm" svg:x2="5.08cm" svg:y2="8.89cm">
          <text:p/>
        </draw:line>
        <draw:line draw:style-name="gr8" draw:text-style-name="P1" draw:layer="layout" svg:x1="10.16cm" svg:y1="11.938cm" svg:x2="11.938cm" svg:y2="11.938cm">
          <text:p/>
        </draw:line>
        <draw:line draw:style-name="gr8" draw:text-style-name="P1" draw:layer="layout" svg:x1="4.826cm" svg:y1="11.938cm" svg:x2="9.652cm" svg:y2="9.652cm">
          <text:p/>
        </draw:line>
        <draw:line draw:style-name="gr3" draw:text-style-name="P3" draw:layer="layout" svg:x1="2.54cm" svg:y1="5.588cm" svg:x2="2.54cm" svg:y2="10.668cm">
          <text:p/>
        </draw:line>
        <draw:line draw:style-name="gr4" draw:text-style-name="P3" draw:layer="layout" svg:x1="2.54cm" svg:y1="5.588cm" svg:x2="3.302cm" svg:y2="5.58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3.876cm" svg:height="6.654cm" svg:x="0cm" svg:y="0.204cm">
          <draw:image xlink:href="Pictures/100000000000022C0000009B72D1DD9530112671.png" xlink:type="simple" xlink:show="embed" xlink:actuate="onLoad">
            <text:p/>
          </draw:image>
        </draw:frame>
        <draw:frame draw:style-name="gr1" draw:text-style-name="P1" draw:layer="layout" svg:width="19.963cm" svg:height="16.74cm" svg:x="-0.151cm" svg:y="6.604cm">
          <draw:image xlink:href="Pictures/100000000000032B000002A820115CD632CC3BA3.png" xlink:type="simple" xlink:show="embed" xlink:actuate="onLoad">
            <text:p/>
          </draw:image>
        </draw:frame>
        <draw:frame draw:style-name="gr9" draw:text-style-name="P4" draw:layer="layout" svg:width="21.082cm" svg:height="3.184cm" svg:x="7.366cm" svg:y="2.959cm">
          <draw:text-box>
            <text:p><text:tab/><text:tab/><text:tab/><text:tab/><text:tab/><text:tab/><text:tab/>커널 구성</text:p>
            <text:p>project-spec/meta-plnx-generated/recipes-kernel/linux/configs/plnx_kernel.cfg <text:s/>여기에 삽입</text:p>
            <text:p>(확실치 않음)</text:p>
          </draw:text-box>
        </draw:frame>
        <draw:frame draw:style-name="gr9" draw:text-style-name="P4" draw:layer="layout" svg:width="21.082cm" svg:height="3.184cm" svg:x="11.938cm" svg:y="10.786cm">
          <draw:text-box>
            <text:p>GPIO 제어(sysfs방식) <text:s/></text:p>
            <text:p>시도하다 포기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vice Driver 소스 분석</text:p>
          </draw:text-box>
        </draw:frame>
        <draw:frame draw:style-name="gr1" draw:text-style-name="P1" draw:layer="layout" svg:width="16.828cm" svg:height="12.695cm" svg:x="5.27cm" svg:y="6.609cm">
          <draw:image xlink:href="Pictures/10000000000003530000028275A04C794612F9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color="#ff330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14:42.138295644</meta:creation-date>
    <dc:date>2019-04-18T17:05:14.949162703</dc:date>
    <meta:editing-duration>PT21M16S</meta:editing-duration>
    <meta:editing-cycles>5</meta:editing-cycles>
    <meta:generator>LibreOffice/5.1.6.2$Linux_X86_64 LibreOffice_project/10m0$Build-2</meta:generator>
    <meta:document-statistic meta:object-count="51"/>
  </office:meta>
</office:document-meta>
</file>